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mily-generic="roman"/>
    <style:font-face style:name="Times-Roman" svg:font-family="Times-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362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2" style:family="paragraph" style:parent-style-name="Standard" style:list-style-name="">
      <style:paragraph-properties fo:text-align="start" style:justify-single-word="false" style:text-autospace="none"/>
      <style:text-properties style:use-window-font-color="true" style:font-name="Verdana" fo:font-size="11pt" fo:letter-spacing="normal" fo:font-style="normal" fo:font-weight="normal" style:letter-kerning="true" style:font-name-asian="Verdana" style:font-size-asian="11pt" style:font-style-asian="normal" style:font-weight-asian="normal" style:font-name-complex="Verdana" style:font-size-complex="11pt" style:font-style-complex="normal" style:font-weight-complex="normal"/>
    </style:style>
    <style:style style:name="P3" style:family="paragraph" style:parent-style-name="Standard" style:list-style-name="">
      <style:paragraph-properties fo:text-align="start" style:justify-single-word="false" style:text-autospace="none"/>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4" style:family="paragraph" style:parent-style-name="Standard" style:list-style-name="">
      <style:paragraph-properties fo:text-align="start" style:justify-single-word="false" style:text-autospace="none"/>
      <style:text-properties style:use-window-font-color="true" style:font-name="Verdana" fo:font-size="18pt" fo:letter-spacing="normal" fo:font-style="normal" fo:font-weight="normal" style:letter-kerning="true" style:font-name-asian="Verdana" style:font-size-asian="18pt" style:font-style-asian="normal" style:font-weight-asian="normal" style:font-name-complex="Verdana" style:font-size-complex="18pt" style:font-style-complex="normal" style:font-weight-complex="normal"/>
    </style:style>
    <style:style style:name="P5" style:family="paragraph" style:parent-style-name="Standard" style:list-style-name="">
      <style:paragraph-properties fo:margin-top="0in" fo:margin-bottom="0.3055in" fo:text-align="start" style:justify-single-word="false" style:text-autospace="none"/>
      <style:text-properties fo:font-size="28pt" style:font-size-asian="28pt" style:font-size-complex="28pt"/>
    </style:style>
    <style:style style:name="P6" style:family="paragraph" style:parent-style-name="Standard" style:list-style-name="">
      <style:paragraph-properties fo:margin-top="0in" fo:margin-bottom="0.1528in" style:line-height-at-least="0.2362in" fo:text-align="start" style:justify-single-word="false" style:text-autospace="none"/>
      <style:text-properties style:use-window-font-color="true" style:font-name="Verdana" fo:font-size="16pt" fo:font-style="italic" fo:font-weight="normal" style:font-name-asian="Verdana" style:font-size-asian="16pt" style:font-style-asian="italic" style:font-weight-asian="normal" style:font-name-complex="Verdana" style:font-size-complex="16pt" style:font-style-complex="italic" style:font-weight-complex="normal"/>
    </style:style>
    <style:style style:name="P7" style:family="paragraph" style:parent-style-name="Standard" style:list-style-name="">
      <style:paragraph-properties fo:margin-top="0in" fo:margin-bottom="0.1528in" fo:text-align="start" style:justify-single-word="false" style:text-autospace="none"/>
      <style:text-properties style:use-window-font-color="true" style:font-name="Verdana" fo:font-size="18pt" fo:letter-spacing="normal" fo:font-style="normal" fo:font-weight="normal" style:letter-kerning="true" style:font-name-asian="Verdana" style:font-size-asian="18pt" style:font-style-asian="normal" style:font-weight-asian="normal" style:font-name-complex="Verdana" style:font-size-complex="18pt" style:font-style-complex="normal" style:font-weight-complex="normal"/>
    </style:style>
    <style:style style:name="P8" style:family="paragraph" style:parent-style-name="Standard" style:list-style-name="">
      <style:paragraph-properties fo:margin-top="0in" fo:margin-bottom="0.1528in" fo:text-align="start" style:justify-single-word="false" style:text-autospace="none"/>
      <style:text-properties style:use-window-font-color="true"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9" style:family="paragraph" style:parent-style-name="Standard" style:list-style-name="">
      <style:paragraph-properties fo:margin-top="0in" fo:margin-bottom="0.1528in" style:line-height-at-least="0.2638in" fo:text-align="start" style:justify-single-word="false" style:text-autospace="none"/>
      <style:text-properties fo:font-size="18pt" style:font-size-asian="18pt" style:font-size-complex="18pt"/>
    </style:style>
    <style:style style:name="P10" style:family="paragraph" style:parent-style-name="Standard">
      <style:paragraph-properties fo:margin-left="0.5in" fo:margin-right="0.3752in" fo:text-align="start" style:justify-single-word="false" fo:text-indent="-0.5in" style:auto-text-indent="false" style:text-autospace="none">
        <style:tab-stops>
          <style:tab-stop style:position="-0.3472in"/>
          <style:tab-stop style:position="0in"/>
        </style:tab-stops>
      </style:paragraph-properties>
    </style:style>
    <style:style style:name="P11" style:family="paragraph" style:parent-style-name="Standard" style:list-style-name="">
      <style:paragraph-properties fo:margin-top="0in" fo:margin-bottom="0.1945in" fo:text-align="start" style:justify-single-word="false" style:text-autospace="none"/>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12" style:family="paragraph" style:parent-style-name="Standard" style:list-style-name="">
      <style:paragraph-properties fo:margin-top="0in" fo:margin-bottom="0.1945in" fo:text-align="start" style:justify-single-word="false" style:text-autospace="none"/>
      <style:text-properties fo:font-size="18pt" style:font-size-asian="18pt" style:font-size-complex="18pt"/>
    </style:style>
    <style:style style:name="P13" style:family="paragraph" style:parent-style-name="Standard" style:list-style-name="">
      <style:paragraph-properties fo:margin-top="0in" fo:margin-bottom="0.1945in" fo:text-align="start" style:justify-single-word="false" style:text-autospace="none"/>
      <style:text-properties fo:font-size="18pt" fo:font-weight="normal" style:font-size-asian="18pt" style:font-weight-asian="normal" style:font-size-complex="18pt" style:font-weight-complex="normal"/>
    </style:style>
    <style:style style:name="P14" style:family="paragraph" style:parent-style-name="Standard" style:list-style-name="">
      <style:paragraph-properties fo:margin-top="0in" fo:margin-bottom="0.1945in" fo:text-align="start" style:justify-single-word="false" style:text-autospace="none"/>
      <style:text-properties fo:font-size="18pt" fo:font-weight="bold" style:font-size-asian="18pt" style:font-weight-asian="bold" style:font-size-complex="18pt" style:font-weight-complex="bold"/>
    </style:style>
    <style:style style:name="P15"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16" style:family="paragraph" style:parent-style-name="Standard">
      <style:paragraph-properties fo:margin-left="0.5in" fo:margin-right="0in" style:line-height-at-least="0.2362in" fo:text-align="end" style:justify-single-word="false" fo:text-indent="-0.5in" style:auto-text-indent="false" style:text-autospace="none">
        <style:tab-stops>
          <style:tab-stop style:position="-0.3472in"/>
          <style:tab-stop style:position="0in"/>
        </style:tab-stops>
      </style:paragraph-properties>
    </style:style>
    <style:style style:name="P17" style:family="paragraph" style:parent-style-name="Standard">
      <style:paragraph-properties fo:margin-left="0.5in" fo:margin-right="0in" fo:margin-top="0in" fo:margin-bottom="0.1528in" style:line-height-at-least="0.2362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18" style:family="paragraph" style:parent-style-name="Standard" style:list-style-name="">
      <style:paragraph-properties fo:margin-top="0in" fo:margin-bottom="0.1807in" style:line-height-at-least="0.3472in" fo:text-align="start" style:justify-single-word="false" style:text-autospace="none"/>
      <style:text-properties style:use-window-font-color="true" style:font-name="Times-Roman" fo:font-size="18pt" fo:font-style="normal" fo:font-weight="normal" style:font-name-asian="Times-Roman" style:font-size-asian="18pt" style:font-style-asian="normal" style:font-weight-asian="normal" style:font-name-complex="Times-Roman" style:font-size-complex="18pt" style:font-style-complex="normal" style:font-weight-complex="normal"/>
    </style:style>
    <style:style style:name="P19" style:family="paragraph" style:parent-style-name="Standard" style:list-style-name="">
      <style:paragraph-properties fo:margin-top="0in" fo:margin-bottom="0.1665in" fo:text-align="start" style:justify-single-word="false" style:text-autospace="none"/>
      <style:text-properties style:use-window-font-color="true" style:font-name="Verdana" fo:font-size="18pt" fo:letter-spacing="0.0138in" fo:font-style="normal" fo:font-weight="normal" style:letter-kerning="true" style:font-name-asian="Verdana" style:font-size-asian="18pt" style:font-style-asian="normal" style:font-weight-asian="normal" style:font-name-complex="Verdana" style:font-size-complex="18pt" style:font-style-complex="normal" style:font-weight-complex="normal"/>
    </style:style>
    <style:style style:name="P20" style:family="paragraph" style:parent-style-name="Standard" style:list-style-name="">
      <style:paragraph-properties fo:margin-top="0in" fo:margin-bottom="0.1665in" fo:text-align="start" style:justify-single-word="false" style:text-autospace="none"/>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4" style:family="text">
      <style:text-properties style:use-window-font-color="true" style:font-name="Verdana" fo:font-size="11pt" fo:font-style="italic" fo:font-weight="normal" style:font-name-asian="Verdana" style:font-size-asian="11pt" style:font-style-asian="italic" style:font-weight-asian="normal" style:font-name-complex="Verdana" style:font-size-complex="11pt" style:font-style-complex="italic" style:font-weight-complex="normal"/>
    </style:style>
    <style:style style:name="T5" style:family="text">
      <style:text-properties style:use-window-font-color="true" style:font-name="Verdana" fo:font-size="11pt" fo:font-style="normal" style:font-name-asian="Verdana" style:font-size-asian="11pt" style:font-style-asian="normal" style:font-name-complex="Verdana" style:font-size-complex="11pt" style:font-style-complex="normal"/>
    </style:style>
    <style:style style:name="T6"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7"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8" style:family="text">
      <style:text-properties style:use-window-font-color="true" style:font-name="Verdana" fo:font-size="11pt" fo:letter-spacing="normal" fo:font-style="normal" fo:font-weight="bold" style:letter-kerning="true" style:font-name-asian="Verdana" style:font-size-asian="11pt" style:font-style-asian="normal" style:font-weight-asian="bold" style:font-name-complex="Verdana" style:font-size-complex="11pt" style:font-style-complex="normal" style:font-weight-complex="bold"/>
    </style:style>
    <style:style style:name="T9" style:family="text">
      <style:text-properties style:use-window-font-color="true" style:font-name="Verdana" fo:font-size="11pt" fo:letter-spacing="normal" fo:font-style="normal" fo:font-weight="normal" style:letter-kerning="true" style:font-name-asian="Verdana" style:font-size-asian="11pt" style:font-style-asian="normal" style:font-weight-asian="normal" style:font-name-complex="Verdana" style:font-size-complex="11pt" style:font-style-complex="normal" style:font-weight-complex="normal"/>
    </style:style>
    <style:style style:name="T10" style:family="text">
      <style:text-properties style:use-window-font-color="true" style:font-name="Verdana" fo:font-size="11pt" fo:font-weight="normal" style:font-name-asian="Verdana" style:font-size-asian="11pt" style:font-weight-asian="normal" style:font-name-complex="Verdana" style:font-size-complex="11pt" style:font-weight-complex="normal"/>
    </style:style>
    <style:style style:name="T11" style:family="text">
      <style:text-properties style:use-window-font-color="true" style:font-name="Verdana" fo:font-size="11pt" fo:font-weight="bold" style:font-name-asian="Verdana" style:font-size-asian="11pt" style:font-weight-asian="bold" style:font-name-complex="Verdana" style:font-size-complex="11pt" style:font-weight-complex="bold"/>
    </style:style>
    <style:style style:name="T12" style:family="text">
      <style:text-properties style:use-window-font-color="true" style:font-name="Verdana"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3" style:family="text">
      <style:text-properties style:use-window-font-color="true" style:font-name="Verdana" fo:font-size="12pt" fo:font-weight="normal" style:font-name-asian="Verdana" style:font-size-asian="12pt" style:font-weight-asian="normal" style:font-name-complex="Verdana" style:font-size-complex="12pt" style:font-weight-complex="normal"/>
    </style:style>
    <style:style style:name="T14" style:family="text">
      <style:text-properties style:use-window-font-color="true" style:font-name="Verdana" fo:letter-spacing="normal" fo:font-style="normal" fo:font-weight="normal" style:letter-kerning="true" style:font-name-asian="Verdana" style:font-style-asian="normal" style:font-weight-asian="normal" style:font-name-complex="Verdana" style:font-style-complex="normal" style:font-weight-complex="normal"/>
    </style:style>
    <style:style style:name="T15" style:family="text">
      <style:text-properties style:use-window-font-color="true" style:font-name="Verdana" fo:letter-spacing="normal" fo:font-style="normal" fo:font-weight="bold" style:letter-kerning="true" style:font-name-asian="Verdana" style:font-style-asian="normal" style:font-weight-asian="bold" style:font-name-complex="Verdana" style:font-style-complex="normal" style:font-weight-complex="bold"/>
    </style:style>
    <style:style style:name="T16"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17" style:family="text">
      <style:text-properties style:use-window-font-color="true" style:font-name="Verdana" fo:font-style="normal" style:font-name-asian="Verdana" style:font-style-asian="normal" style:font-name-complex="Verdana" style:font-style-complex="normal"/>
    </style:style>
    <style:style style:name="T18"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19" style:family="text">
      <style:text-properties fo:color="#de3608" style:font-name="Verdana" fo:font-size="11pt" fo:font-style="normal" style:font-name-asian="Verdana" style:font-size-asian="11pt" style:font-style-asian="normal" style:font-name-complex="Verdana" style:font-size-complex="11pt" style:font-style-complex="normal"/>
    </style:style>
    <style:style style:name="T20" style:family="text">
      <style:text-properties fo:color="#de3608" style:font-name="Verdana"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21" style:family="text">
      <style:text-properties fo:color="#de3608" style:font-name="Verdana" fo:font-size="12pt" fo:font-weight="normal" style:font-name-asian="Verdana" style:font-size-asian="12pt" style:font-weight-asian="normal" style:font-name-complex="Verdana" style:font-size-complex="12pt" style:font-weight-complex="normal"/>
    </style:style>
    <style:style style:name="T22" style:family="text">
      <style:text-properties fo:color="#444444" style:font-name="Verdana" fo:font-size="10pt" fo:font-style="normal" style:font-name-asian="Verdana" style:font-size-asian="10pt" style:font-style-asian="normal" style:font-name-complex="Verdana" style:font-size-complex="10pt" style:font-style-complex="normal"/>
    </style:style>
    <style:style style:name="T23" style:family="text">
      <style:text-properties style:font-name="Georgia"/>
    </style:style>
    <style:style style:name="T24" style:family="text">
      <style:text-properties fo:font-size="22pt"/>
    </style:style>
    <style:style style:name="T25" style:family="text">
      <style:text-properties style:font-name-asian="Georgia"/>
    </style:style>
    <style:style style:name="T26" style:family="text">
      <style:text-properties style:font-size-asian="22pt"/>
    </style:style>
    <style:style style:name="T27" style:family="text">
      <style:text-properties style:font-name-complex="Georgia"/>
    </style:style>
    <style:style style:name="T28" style:family="text">
      <style:text-properties style:font-size-complex="22pt"/>
    </style:style>
    <style:style style:name="T29" style:family="text">
      <style:text-properties style:font-name="Verdana"/>
    </style:style>
    <style:style style:name="T30" style:family="text">
      <style:text-properties fo:font-size="11pt"/>
    </style:style>
    <style:style style:name="T31" style:family="text">
      <style:text-properties fo:font-style="normal"/>
    </style:style>
    <style:style style:name="T32" style:family="text">
      <style:text-properties fo:font-weight="bold"/>
    </style:style>
    <style:style style:name="T33" style:family="text">
      <style:text-properties style:font-name-asian="Verdana"/>
    </style:style>
    <style:style style:name="T34" style:family="text">
      <style:text-properties style:font-size-asian="11pt"/>
    </style:style>
    <style:style style:name="T35" style:family="text">
      <style:text-properties style:font-style-asian="normal"/>
    </style:style>
    <style:style style:name="T36" style:family="text">
      <style:text-properties style:font-weight-asian="bold"/>
    </style:style>
    <style:style style:name="T37" style:family="text">
      <style:text-properties style:font-name-complex="Verdana"/>
    </style:style>
    <style:style style:name="T38" style:family="text">
      <style:text-properties style:font-size-complex="11pt"/>
    </style:style>
    <style:style style:name="T39" style:family="text">
      <style:text-properties style:font-style-complex="normal"/>
    </style:style>
    <style:style style:name="T40" style:family="text">
      <style:text-properties style:font-weight-complex="bold"/>
    </style:style>
    <style:style style:name="T41" style:family="text">
      <style:text-properties fo:font-size="14pt"/>
    </style:style>
    <style:style style:name="T42" style:family="text">
      <style:text-properties fo:font-weight="normal"/>
    </style:style>
    <style:style style:name="T43" style:family="text">
      <style:text-properties style:font-size-asian="14pt"/>
    </style:style>
    <style:style style:name="T44" style:family="text">
      <style:text-properties style:font-weight-asian="normal"/>
    </style:style>
    <style:style style:name="T45" style:family="text">
      <style:text-properties style:font-size-complex="14pt"/>
    </style:style>
    <style:style style:name="T46" style:family="text">
      <style:text-properties style:font-weight-complex="normal"/>
    </style:style>
    <style:style style:name="T47" style:family="text">
      <style:text-properties style:letter-kerning="true"/>
    </style:style>
    <style:style style:name="T48" style:family="text">
      <style:text-properties fo:letter-spacing="0.0138in"/>
    </style:style>
    <style:style style:name="T49" style:family="text">
      <style:text-properties fo:letter-spacing="0.0138in" style:letter-kerning="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ich Chocolate Tart</text:p>
      <text:p text:style-name="P8">Serves 12</text:p>
      <text:p text:style-name="P8"/>
      <text:p text:style-name="P6">Toasted and skinned hazelnuts can be substituted for the almonds. Use good-quality dark chocolate containing a cacao percentage between 60 and 65 percent; our favorites are Ghirardelli 60 Percent Cacao Bittersweet Chocolate Premium Baking Bar and Callebaut Intense Dark Chocolate, L-60-40NV. Let tart sit at room temperature for 30 minutes before glazing in step 6 and then at least another hour after glazing. The tart can be garnished with chocolate curls or with a flaky coarse sea salt, such as Maldon. Serve with lightly sweetened whipped cream; if you like, flavor it with cognac or vanilla extract.</text:p>
      <text:p text:style-name="P11">INGREDIENTS</text:p>
      <text:p text:style-name="P12"><text:span text:style-name="T16">CRUST</text:span></text:p>
      <text:p text:style-name="P13"><text:span text:style-name="T16"><text:s/>1</text:span><text:span text:style-name="T17"> large egg yolk</text:span></text:p>
      <text:p text:style-name="P13"><text:span text:style-name="T16"><text:s/>2</text:span><text:span text:style-name="T17"> tablespoons heavy cream</text:span></text:p>
      <text:p text:style-name="P13"><text:span text:style-name="T16"><text:s/>½</text:span><text:span text:style-name="T17"> <text:s/>cup sliced slmonds, toasted</text:span></text:p>
      <text:p text:style-name="P13"><text:span text:style-name="T16"><text:s/>¼</text:span><text:span text:style-name="T17"> <text:s/>cup sugar</text:span></text:p>
      <text:p text:style-name="P13"><text:span text:style-name="T16"><text:s/>1</text:span><text:span text:style-name="T17"> <text:s text:c="2"/>cup all-purpose flour</text:span></text:p>
      <text:p text:style-name="P13"><text:span text:style-name="T16"><text:s/>¼</text:span><text:span text:style-name="T17"> <text:s/>teaspoon salt</text:span></text:p>
      <text:p text:style-name="P13"><text:span text:style-name="T16"><text:s/>6</text:span><text:span text:style-name="T17"> <text:s text:c="2"/>tablespoons unsalted butter, cut into ½-inch pieces</text:span></text:p>
      <text:p text:style-name="P14"><text:soft-page-break/><text:span text:style-name="T17">FILLING</text:span></text:p>
      <text:p text:style-name="P13"><text:span text:style-name="T16"><text:s/>1 ¼</text:span><text:span text:style-name="T17"> <text:s/>cups heavy cream</text:span></text:p>
      <text:p text:style-name="P13"><text:span text:style-name="T16"><text:s/>½</text:span><text:span text:style-name="T17"> <text:s/>teaspoon instant espresso powder</text:span></text:p>
      <text:p text:style-name="P13"><text:span text:style-name="T16"><text:s/>¼</text:span><text:span text:style-name="T17"> <text:s/>teaspoon salt</text:span></text:p>
      <text:p text:style-name="P13"><text:span text:style-name="T16"><text:s/>9 </text:span><text:span text:style-name="T17"><text:s/>ounces bittersweet chocolate, chopped fine</text:span></text:p>
      <text:p text:style-name="P13"><text:span text:style-name="T16"><text:s/>4</text:span><text:span text:style-name="T17"> <text:s/>tablespoon unsalted butter, cut into thin slices and softened</text:span></text:p>
      <text:p text:style-name="P13"><text:span text:style-name="T16"><text:s/>2</text:span><text:span text:style-name="T17"> <text:s/>large eggs, lightly beaten, room temperature</text:span></text:p>
      <text:p text:style-name="P14"><text:span text:style-name="T17">GLAZE</text:span></text:p>
      <text:p text:style-name="P13"><text:span text:style-name="T16"><text:s/>3</text:span><text:span text:style-name="T17"> <text:s/>tablespoons heavy cream</text:span></text:p>
      <text:p text:style-name="P13"><text:span text:style-name="T16"><text:s/>1</text:span><text:span text:style-name="T17"> <text:s/>tablespoon light corn syrup</text:span></text:p>
      <text:p text:style-name="P13"><text:span text:style-name="T16"><text:s/>2</text:span><text:span text:style-name="T17"> <text:s/>ounces bittersweet chocolate, chopped fine</text:span></text:p>
      <text:p text:style-name="P13"><text:span text:style-name="T16"><text:s/>1</text:span><text:span text:style-name="T17"> <text:s/>tablespoons hot water</text:span></text:p>
      <text:p text:style-name="P3">INSTRUCTIONS</text:p>
      <text:p text:style-name="P17"><text:span text:style-name="T18"> </text:span><text:span text:style-name="T16"> FOR THE CRUST: </text:span><text:span text:style-name="T18">Beat egg yolk and cream together in small bowl. Process almonds and sugar in food processor until nuts are finely ground, 15 to 20 seconds. Add flour and salt; pulse to combine, about 10 pulses. Scatter butter over flour mixture; pulse to cut butter into flour until mixture resembles coarse meal, about 15 pulses. With processor running, add egg yolk mixture and process until dough forms ball, about 10 seconds. </text:span><text:soft-page-break/><text:span text:style-name="T18">Transfer dough to large sheet of plastic wrap and press into 6-inch disk; wrap dough in plastic and refrigerate until firm but malleable, about 30 minutes. (Dough can be refrigerated for up to 3 days; before using, let stand at room temperature until malleable but still cool.)</text:span><text:span text:style-name="T16"> </text:span><text:span text:style-name="T18">Roll out dough between 2 large sheets of plastic into 11-inch round about 3/8 inch thick. (If dough becomes too soft and sticky to work with, slip it onto baking sheet and refrigerate until workable.) Place dough round (still in plastic) on baking sheet and refrigerate until firm but pliable, about 15 minutes.</text:span><text:span text:style-name="T16"> </text:span><text:span text:style-name="T18">Adjust oven rack to middle position and heat oven to 375 degrees. Spray 9-inch tart pan with removable bottom with vegetable oil spray. Keeping dough on sheet, remove top layer of plastic. Invert tart pan (with bottom) on top of dough round. Press on tart pan to cut dough. Using 2 hands, pick up sheet and tart pan and carefully invert both, setting tart pan right side up. Remove sheet and peel off plastic; reserve plastic. Roll over edges of tart pan with rolling pin to cut dough. Gently ease and press dough into bottom of pan, reserving scraps. Roll dough scraps into ¾-inch-diameter rope (various lengths are OK). Line edge of tart pan with rope(s) and gently press into fluted sides. Line tart pan with reserved plastic and, using measuring cup, gently press and smooth dough to even thickness (sides should be about ¼ inch thick). Using paring knife, trim any </text:span><text:soft-page-break/><text:span text:style-name="T18">excess dough above rim of tart; discard scraps. Freeze dough-lined pan until firm, 20 to 30 minutes. Set dough-lined pan on baking sheet. Spray 12-inch square of aluminum foil with oil spray and press foil, sprayed side down, into pan; fill with 2 cups pie weights. Bake until dough is dry and light golden brown, about 25 minutes, rotating pan halfway through baking. Carefully remove foil and weights and continue to bake until pastry is rich golden brown and fragrant, 8 to 10 minutes longer. Let cool completely on sheet on wire rack.  </text:span></text:p>
      <text:p text:style-name="P17"><text:span text:style-name="T16">FOR THE FILLING: </text:span><text:span text:style-name="T18">Heat oven to 250 degrees. Bring cream, espresso powder, and salt to simmer in small saucepan over medium heat, stirring once or twice to dissolve espresso powder and salt. Meanwhile, place chocolate in large heatproof bowl. Pour simmering cream mixture over chocolate, cover, and let stand for 5 minutes to allow chocolate to soften. Using whisk, stir mixture slowly and gently (so as not to incorporate air) until homogeneous. Add butter and continue to whisk gently until fully incorporated. Pour eggs through fine-mesh strainer into chocolate mixture; whisk slowly until mixture is homogeneous and glossy. Pour filling into tart crust and shake gently from side to side to distribute and smooth surface; pop any large bubbles with toothpick or skewer. Bake tart, on baking sheet, until outer edge of filling is just set </text:span><text:soft-page-break/><text:span text:style-name="T18">and very faint cracks appear on surface, 30 to 35 minutes; filling will still be very wobbly. Let cool completely on sheet on wire rack. Refrigerate, uncovered, until filling is chilled and set, at least 3 hours or up to 18 hours.  </text:span></text:p>
      <text:p text:style-name="P17"><text:span text:style-name="T16">FOR THE GLAZE: </text:span><text:span text:style-name="T18">Thirty minutes before glazing, remove tart from refrigerator. Bring cream and corn syrup to simmer in small saucepan over medium heat; stir once or twice to combine. Remove pan from heat, add chocolate, and cover. Let stand for 5 minutes to allow chocolate to soften. Whisk gently (so as not to incorporate air) until mixture is smooth, then whisk in hot water until glaze is homogeneous, shiny, and pourable. Working quickly, pour glaze onto center of tart. To distribute glaze, tilt tart and allow glaze to run to edge. (Spreading glaze with spatula will leave marks on surface.) Pop any large bubbles with toothpick or skewer. Let stand for at least 1 hour or up to 3 hours. Remove outer ring from tart pan. Insert thin bladed metal spatula between crust and pan bottom to loosen tart; slide tart onto serving platter. Cut into wedges and serve.  </text:span></text:p>
      <text:p text:style-name="P18"/>
      <text:p text:style-name="P18"/>
      <text:p text:style-name="P20"><text:span text:style-name="T49"/></text:p>
      <text:p text:style-name="P20"><text:span text:style-name="T49"/></text:p>
      <text:p text:style-name="P20"><text:soft-page-break/><text:span text:style-name="T49">FITTING DELICATE PASTRY INTO A TART PAN</text:span></text:p>
      <text:p text:style-name="P7">This novel method works with any tart dough, but it is especially helpful when working with this higher-fat, more fragile pastry.</text:p>
      <text:p text:style-name="P9"><text:span text:style-name="T15">1. </text:span><text:span text:style-name="T14">Remove top layer of plastic from dough. Invert tart pan on dough. (Removable bottom will drop.) Press pan to cut dough.</text:span></text:p>
      <text:p text:style-name="P9"><text:span text:style-name="T15">2. </text:span><text:span text:style-name="T14">Invert baking sheet and pan, then set down pan right side up. Remove sheet; peel off and reserve bottom layer of plastic.</text:span></text:p>
      <text:p text:style-name="P9"><text:span text:style-name="T15">3. </text:span><text:span text:style-name="T14">Roll over dough edges with rolling pin to cut (dough will slip into pan). Gently ease and press dough into pan, reserving scraps.</text:span></text:p>
      <text:p text:style-name="P9"><text:span text:style-name="T15">4. </text:span><text:span text:style-name="T14">Roll dough scraps into rope (various lengths are OK). Line fluted wall of pan with rope(s) and press into sides.</text:span></text:p>
      <text:p text:style-name="P9"><text:span text:style-name="T15">5. </text:span><text:span text:style-name="T14">Line pan with reserved plastic. Using measuring cup, press dough to even thickness. Sides should be about 1/4 inch thick.</text:span></text:p>
      <text:p text:style-name="P19">LOW AND SLOW</text:p>
      <text:p text:style-name="P7">Baking the tart at 250 degrees— about 100 degrees lower than in most recipes—might sound like a mistake, but we found that heating this custard-style filling very gently is the key to producing a texture that’s silky smooth, not curdled.</text:p>
      <text:p text:style-name="P7"/>
      <text:p text:style-name="P4"><text:soft-page-break/></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mily-generic="roman"/>
    <style:font-face style:name="Times-Roman" svg:font-family="Times-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4-01-20T20:16:01</meta:creation-date>
    <meta:document-statistic meta:table-count="0" meta:image-count="0" meta:object-count="0" meta:page-count="7" meta:paragraph-count="37" meta:word-count="1123" meta:character-count="6624"/>
    <dc:date>2014-01-20T20:44:09</dc:date>
    <dc:creator>Robert Houk</dc:creator>
    <meta:editing-duration>PT00H12M07S</meta:editing-duration>
    <meta:editing-cycles>1</meta:editing-cycles>
    <meta:generator>OpenOffice.org/3.2$Unix OpenOffice.org_project/320m18$Build-9502</meta:generator>
  </office:meta>
</office:document-meta>
</file>